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996633"/>
    </style:style>
    <style:style style:name="T34" style:family="text">
      <style:text-properties fo:color="#ffff00"/>
    </style:style>
    <style:style style:name="T35"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text:p>
          </table:table-cell>
          <table:table-cell table:style-name="ce16" office:value-type="string" calcext:value-type="string">
            <text:p>تعین کرنا، طے کرنا</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2">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3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8">00/00/0000</text:date>, <text:time style:data-style-name="N2" text:time-value="11:09:08.6447250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8T12:08:37.550694197</dc:date>
    <meta:editing-duration>P96DT9H22M49S</meta:editing-duration>
    <meta:editing-cycles>4229</meta:editing-cycles>
    <meta:generator>LibreOffice/6.4.7.2$Linux_X86_64 LibreOffice_project/40$Build-2</meta:generator>
    <meta:document-statistic meta:table-count="3" meta:cell-count="68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